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Heading_20_1" style:list-style-name="WWNum1"/>
    <style:style style:name="P2" style:family="paragraph" style:parent-style-name="Heading_20_2" style:list-style-name="WWNum3"/>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style:text-properties officeooo:paragraph-rsid="001bc92d"/>
    </style:style>
    <style:style style:name="P6" style:family="paragraph" style:parent-style-name="Standard">
      <style:paragraph-properties fo:margin-top="0cm" fo:margin-bottom="0cm" style:contextual-spacing="false" fo:line-height="100%"/>
      <style:text-properties officeooo:rsid="001bc92d" officeooo:paragraph-rsid="001bc92d"/>
    </style:style>
    <style:style style:name="P7" style:family="paragraph" style:parent-style-name="Standard">
      <style:text-properties fo:font-weight="normal" officeooo:rsid="001bc92d" officeooo:paragraph-rsid="001bc92d" style:font-weight-asian="normal" style:font-weight-complex="normal"/>
    </style:style>
    <style:style style:name="P8" style:family="paragraph" style:parent-style-name="Standard">
      <style:text-properties officeooo:paragraph-rsid="001bc92d"/>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officeooo:rsid="001bc92d"/>
    </style:style>
    <style:style style:name="T4" style:family="text">
      <style:text-properties fo:font-weight="normal" officeooo:rsid="001bc92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ię, nazwisko, nr albumu: <text:span text:style-name="T3">Piotr Benkowski 49010</text:span></text:p>
      <text:p text:style-name="P3">Imię, nazwisko, nr albumu: <text:span text:style-name="T3">Michał Ducher 48410</text:span></text:p>
      <text:p text:style-name="P3">Specjalność: <text:span text:style-name="T3">AIM</text:span></text:p>
      <text:p text:style-name="P3"/>
      <text:p text:style-name="P3"/>
      <text:p text:style-name="P3"/>
      <text:p text:style-name="P4" loext:marker-style-name="T1"><text:span text:style-name="T1">Inteligencja obliczeniowa</text:span><text:span text:style-name="T1"/></text:p>
      <text:p text:style-name="P4" loext:marker-style-name="T1"><text:span text:style-name="T1">Projekt zaliczeniowy z laboratorium</text:span><text:span text:style-name="T1"/></text:p>
      <text:p text:style-name="P4" loext:marker-style-name="T1"><text:span text:style-name="T1">2023/2024</text:span><text:bookmark text:name="_GoBack"/><text:span text:style-name="T1"/></text:p>
      <text:p text:style-name="P3"/>
      <text:p text:style-name="P3"/>
      <text:p text:style-name="P3"/>
      <text:list xml:id="list4061697030" text:style-name="WWNum1">
        <text:list-item>
          <text:h text:style-name="P1" text:outline-level="1" loext:marker-style-name="T2"><text:span text:style-name="T2">Definicja problemu</text:span><text:span text:style-name="T2"/></text:h>
        </text:list-item>
      </text:list>
      <text:p text:style-name="P6">Posiadając znaną listę na umieszczenie potencjalnych magazynów I {1,2...m} gdzie każdy ma określoną pojemność, koszt otwarcia oraz znając listę klientów, wytwarzany przez nich popyt na dany towar i koszt transportu danych produktów do danego klienta mamy za zadanie znaleźć takie rozmieszczenie magazynów by koszty utrzymania oraz transportu towarów był jak najmniejszy.</text:p>
      <text:p text:style-name="P3"/>
      <text:p text:style-name="P3"/>
      <text:list xml:id="list210343029975806" text:continue-numbering="true" text:style-name="WWNum1">
        <text:list-item>
          <text:h text:style-name="P1" text:outline-level="1" loext:marker-style-name="T2"><text:span text:style-name="T2">Opis algorytmu</text:span><text:span text:style-name="T2"/></text:h>
        </text:list-item>
      </text:list>
      <text:p text:style-name="P5"><text:span text:style-name="T3">Wykorzystany przez nas algorytm opiera się na ACO. Każdy agent przechodzi przez każdego klienta z listy klientów, wybiera jeden magazyn z którego będą do niego dostarczane towary a następnie na magazynach zostawia feromon który sprawi że kolejny agent będzie bardziej skory wybrać ten konkretny magazyn. Im częściej magazyn jest wybierany tym większą ilość feromonu będzie posiadał natomiast im rzadziej tym mniejszą. Algorytm zwraca wektor X który opisuje magazyn przypisany do każdego klienta oraz potrzebny do zrealizowania tego rozwiązania koszt.</text:span></text:p>
      <text:p text:style-name="P3"/>
      <text:list xml:id="list210341642359008" text:continue-numbering="true" text:style-name="WWNum1">
        <text:list-item>
          <text:h text:style-name="P1" text:outline-level="1" loext:marker-style-name="T2"><text:span text:style-name="T2">Eksperyment obliczeniowy</text:span><text:span text:style-name="T2"/></text:h>
        </text:list-item>
      </text:list>
      <text:p text:style-name="P3"/>
      <text:list xml:id="list3385746426" text:style-name="WWNum3">
        <text:list-item>
          <text:h text:style-name="P2" text:outline-level="2" loext:marker-style-name="T2"><text:span text:style-name="T2">Dane testowe</text:span><text:span text:style-name="T2"/></text:h>
        </text:list-item>
      </text:list>
      <text:p text:style-name="P6">Ze względu na to że nie znaleźliśmy żadnych danych testowych dostępnych publicznie, wygenerowaliśmy własne przy pomocy chatu gpt. Pliki z danymi są dołączone wraz z projektem w katalgu src.<text:line-break/>Struktura pliku data:<text:line-break/>ilośc magazynow</text:p>
      <text:p text:style-name="P6">ilosc klientów</text:p>
      <text:p text:style-name="P6">tablica kosztów</text:p>
      <text:p text:style-name="P6">koszty utrzymania magazynów</text:p>
      <text:p text:style-name="P6">potrzeby klientów<text:line-break/></text:p>
      <text:p text:style-name="P3"/>
      <text:list xml:id="list210341796918830" text:continue-numbering="true" text:style-name="WWNum3">
        <text:list-item>
          <text:h text:style-name="P2" text:outline-level="2" loext:marker-style-name="T2"><text:span text:style-name="T2">Uzyskane wyniki (w tym średni błąd względny w stosunku do rozwiązania optymalnego lub najlepszego znanego)</text:span></text:h>
        </text:list-item>
      </text:list>
      <text:p text:style-name="P7">Dla danych w pliku data.txt:<text:line-break/>najlepsze znane rozwiązanie: 359<text:line-break/><text:soft-page-break/>średni uzyskany wynik z 10 powtórzeń programu: 360 <text:s text:c="151"/>średni błąd względny: ~0%</text:p>
      <text:p text:style-name="P8"><text:span text:style-name="T4">Dla danych w pliku data2.txt:<text:line-break/>najlepsze znane rozwiązanie: 900<text:line-break/>średni uzyskany wynik z 10 powtórzeń programu: 965 <text:s text:c="145"/>średni błąd względny: ~1%</text:span></text:p>
      <text:p text:style-name="P3"/>
      <text:list xml:id="list210341952525012" text:continue-numbering="true" text:style-name="WWNum3">
        <text:list-item>
          <text:h text:style-name="P2" text:outline-level="2" loext:marker-style-name="T2"><text:span text:style-name="T2">Wnioski i inne uwagi </text:span><text:span text:style-name="T2"/></text:h>
        </text:list-item>
      </text:list>
      <text:p text:style-name="P6"/>
      <text:p text:style-name="P3"/>
      <text:list xml:id="list210341576394747" text:continue-list="list210341642359008" text:style-name="WWNum1">
        <text:list-item>
          <text:h text:style-name="P1" text:outline-level="1" loext:marker-style-name="T2"><text:span text:style-name="T2">Materiały źródłowe</text:span><text:span text:style-name="T2"/></text:h>
        </text:list-item>
      </text:list>
      <text:p text:style-name="P6">Chat gpt</text:p>
      <text:p text:style-name="P6"><text:a xlink:type="simple" xlink:href="https://scipbook.readthedocs.io/en/latest/flp.html" text:style-name="Internet_20_link" text:visited-style-name="Visited_20_Internet_20_Link">https://scipbook.readthedocs.io/en/latest/flp.html</text:a></text:p>
      <text:p text:style-name="P5"><text:a xlink:type="simple" xlink:href="https://www.youtube.com/watch?v=L_r9w_J4Io4&amp;t=14s" text:style-name="Internet_20_link" text:visited-style-name="Visited_20_Internet_20_Link"><text:span text:style-name="T3">https://www.youtube.com/watch?v=L_r9w_J4Io4&amp;t=14s</text:span></text:a><text:span text:style-name="T3"><text:line-break/></text:span>Capacitated Warehouse Location Problem - Ant Colony.pdf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Nagłówek_20_1_20_Znak"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meta:initial-creator>
    <meta:editing-cycles>10</meta:editing-cycles>
    <meta:creation-date>2021-01-27T10:01:00</meta:creation-date>
    <dc:date>2024-02-04T21:03:40.613000000</dc:date>
    <meta:editing-duration>PT7H26M45S</meta:editing-duration>
    <meta:generator>LibreOffice/7.5.4.2$Windows_X86_64 LibreOffice_project/36ccfdc35048b057fd9854c757a8b67ec53977b6</meta:generator>
    <meta:document-statistic meta:table-count="0" meta:image-count="0" meta:object-count="0" meta:page-count="2" meta:paragraph-count="25" meta:word-count="285" meta:character-count="2364" meta:non-whitespace-character-count="1812"/>
    <meta:user-defined meta:name="AppVersion">16.0000</meta:user-defined>
    <meta:template xlink:type="simple" xlink:actuate="onRequest" xlink:title="Normal.dotm" xlink:href=""/>
  </office:meta>
</office:document-meta>
</file>